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 New         Roman" svg:font-family="'Times New         Roman', 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language="en" fo:country="GB" fo:font-weight="bold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en" fo:country="GB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style:font-name="Arial" fo:font-size="9pt" fo:letter-spacing="normal" fo:language="en" fo:country="GB" fo:font-style="normal" fo:font-weight="bold"/>
    </style:style>
    <style:style style:name="P7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language="en" fo:country="GB"/>
    </style:style>
    <style:style style:name="P8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language="en" fo:country="GB"/>
    </style:style>
    <style:style style:name="P9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language="en" fo:country="GB"/>
    </style:style>
    <style:style style:name="P10" style:family="paragraph" style:parent-style-name="Text_20_body">
      <style:paragraph-properties fo:margin-left="-0.0165in" fo:margin-right="0in" fo:text-align="justify" style:justify-single-word="false" fo:text-indent="0in" style:auto-text-indent="false">
        <style:tab-stops/>
      </style:paragraph-properties>
      <style:text-properties fo:language="en" fo:country="GB"/>
    </style:style>
    <style:style style:name="P11" style:family="paragraph" style:parent-style-name="Text_20_body">
      <style:paragraph-properties fo:margin-left="0in" fo:margin-right="0.0134in" fo:margin-top="0.1665in" fo:margin-bottom="0in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P12" style:family="paragraph" style:parent-style-name="Text_20_body">
      <style:paragraph-properties fo:margin-left="0in" fo:margin-right="0.0134in" fo:margin-top="0.1665in" fo:margin-bottom="0in" fo:orphans="2" fo:widows="2" fo:text-indent="0in" style:auto-text-indent="false"/>
      <style:text-properties fo:font-variant="normal" fo:text-transform="none" fo:color="#000000" fo:letter-spacing="normal"/>
    </style:style>
    <style:style style:name="P13" style:family="paragraph" style:parent-style-name="Text_20_body">
      <style:paragraph-properties fo:margin-left="0.4in" fo:margin-right="0.0193in" fo:margin-top="0.1665in" fo:margin-bottom="0in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P14" style:family="paragraph" style:parent-style-name="Text_20_body">
      <style:paragraph-properties fo:margin-left="0.3929in" fo:margin-right="0.0201in" fo:margin-top="0.1665in" fo:margin-bottom="0in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P15" style:family="paragraph" style:parent-style-name="Text_20_body">
      <style:paragraph-properties fo:margin-left="0.4634in" fo:margin-right="0.0098in" fo:margin-top="0.1665in" fo:margin-bottom="0in" fo:orphans="2" fo:widows="2" fo:text-indent="0in" style:auto-text-indent="false" fo:break-before="page"/>
      <style:text-properties fo:font-variant="normal" fo:text-transform="none" fo:color="#000000" style:font-name="Arial" fo:font-size="14pt" fo:letter-spacing="normal" fo:font-style="normal" fo:font-weight="normal"/>
    </style:style>
    <style:style style:name="P16" style:family="paragraph" style:parent-style-name="Text_20_body">
      <style:paragraph-properties fo:margin-left="0.4634in" fo:margin-right="0.0165in" fo:margin-top="0.1665in" fo:margin-bottom="0in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P17" style:family="paragraph" style:parent-style-name="Text_20_body">
      <style:paragraph-properties fo:margin-left="0.5402in" fo:margin-right="0.0134in" fo:margin-top="0.1665in" fo:margin-bottom="0in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P18" style:family="paragraph" style:parent-style-name="Text_20_body">
      <style:paragraph-properties fo:margin-left="0.4492in" fo:margin-right="0.0327in" fo:margin-top="0.1665in" fo:margin-bottom="0in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/>
    </style:style>
    <style:style style:name="T1" style:family="text">
      <style:text-properties fo:language="en" fo:country="G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        Roman" fo:font-size="9pt" fo:language="en" fo:country="GB"/>
    </style:style>
    <style:style style:name="T4" style:family="text">
      <style:text-properties fo:font-size="9pt" fo:language="en" fo:country="GB"/>
    </style:style>
    <style:style style:name="T5" style:family="text">
      <style:text-properties fo:font-size="9pt" fo:language="en" fo:country="GB" fo:font-style="italic"/>
    </style:style>
    <style:style style:name="T6" style:family="text">
      <style:text-properties fo:color="#3a3a3a" fo:font-size="9pt" fo:language="en" fo:country="GB"/>
    </style:style>
    <style:style style:name="T7" style:family="text">
      <style:text-properties fo:color="#242424" fo:font-size="9pt" fo:language="en" fo:country="GB"/>
    </style:style>
    <style:style style:name="T8" style:family="text">
      <style:text-properties fo:color="#2f2f2f" fo:font-size="9pt" fo:language="en" fo:country="GB"/>
    </style:style>
    <style:style style:name="T9" style:family="text">
      <style:text-properties fo:color="#2f2f2f" style:font-name="Arial" fo:font-size="9pt" fo:language="en" fo:country="GB" fo:font-style="normal" fo:font-weight="normal"/>
    </style:style>
    <style:style style:name="T10" style:family="text">
      <style:text-properties fo:color="#1a1a1a" fo:font-size="9pt" fo:language="en" fo:country="GB"/>
    </style:style>
    <style:style style:name="T11" style:family="text">
      <style:text-properties fo:color="#1a1a1a" style:font-name="Arial" fo:font-size="9pt" fo:language="en" fo:country="GB" fo:font-style="normal" fo:font-weight="normal"/>
    </style:style>
    <style:style style:name="T12" style:family="text">
      <style:text-properties fo:color="#494949" fo:font-size="9pt" fo:language="en" fo:country="GB"/>
    </style:style>
    <style:style style:name="T13" style:family="text">
      <style:text-properties fo:color="#494949" style:font-name="Arial" fo:font-size="9pt" fo:language="en" fo:country="GB" fo:font-style="normal" fo:font-weight="normal"/>
    </style:style>
    <style:style style:name="T14" style:family="text">
      <style:text-properties style:font-name="Arial" fo:font-size="9pt" fo:language="en" fo:country="GB" fo:font-style="normal" fo:font-weight="normal"/>
    </style:style>
    <text:list-style style:name="L1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inciple 1: Roles, Responsibilities and Accountabilities of the Board - the Governance Structure</text:p>
      <text:p text:style-name="P2">THE BOARD</text:p>
      <text:p text:style-name="Standard"/>
      <text:p text:style-name="P7"><text:span text:style-name="T2">13.</text:span> <text:tab/>The board is responsible and accountable to the members for the administration of the fund, <text:tab/>including the prudent investment of fund assets.</text:p>
      <text:p text:style-name="P5"><text:span text:style-name="T2">14.</text:span> <text:tab/>The board may, should the rules of the fund permit, delegate some of its functions to board sub-<text:tab/>committees, employees of the fund and service providers; but such delegation does not relieve <text:tab/>the board of accountability for the functions so delegated. The board may not abdicate from any <text:tab/>of its functions and responsibilities.</text:p>
      <text:p text:style-name="P10"><text:span text:style-name="T2">15.</text:span> <text:tab/>The board members should act jointly. If the rules of a fund permit a decision of the board to be <text:tab/>carried by a majority of its members voting in favour of it, then the minority should respect the <text:tab/>majority decision.<text:line-break/><text:tab/>Strong objections may be minuted but the final decision should be recorded clearly. A deadlock <text:tab/>breaking mechanism should be outlined in the rules.</text:p>
      <text:list xml:id="list3309423711" text:style-name="L1">
        <text:list-header>
          <text:p text:style-name="P8"><text:span text:style-name="T2">16.<text:tab/></text:span>Irrespective of whether board members are employer-appointed, member-elected, in the <text:tab/>employment of the sponsor or independent board members, they-</text:p>
        </text:list-header>
      </text:list>
      <text:p text:style-name="P5"><text:tab/><text:span text:style-name="T2">16.1.</text:span><text:tab/>should endeavour to work together;</text:p>
      <text:p text:style-name="P5"><text:span text:style-name="T2"><text:tab/>16.2.<text:tab/></text:span>should trust each other and also be worthy of trust in return;</text:p>
      <text:p text:style-name="P5"><text:tab/><text:span text:style-name="T2">16.3.<text:tab/></text:span>owe a primary duty of care to the fund and the members and beneficiaries, and are not <text:tab/><text:tab/><text:tab/>specifically accountable to or required to disclose any information to that group of <text:tab/><text:tab/><text:tab/>persons or entities through whom they were appointed or elected as a board member. To <text:tab/><text:tab/><text:tab/>this end the board should be sensitive to managing the diversity of the board effectively <text:tab/><text:tab/><text:tab/>to ensure that any tension, fears, disagreements, influence, affiliations, special interests, <text:tab/><text:tab/><text:tab/>etc. do not hinder decision-making.</text:p>
      <text:p text:style-name="P5"/>
      <text:p text:style-name="P2">THE CHAIRPERSON</text:p>
      <text:p text:style-name="Standard"/>
      <text:p text:style-name="P5"><text:span text:style-name="T2">17.</text:span> <text:tab/>The chairperson of the board is pivotal in creating the conditions for overall board and <text:tab/>individual board member effectiveness. To this end the chairperson should-</text:p>
      <text:p text:style-name="P5"><text:span text:style-name="T2"><text:tab/>17.1. </text:span><text:tab/>proactively lead the board impartially, for example, without bias in favour of the sponsor, <text:tab/><text:tab/>the employer or any service provider;</text:p>
      <text:p text:style-name="P5"><text:tab/><text:span text:style-name="T2">17.2.</text:span><text:tab/>confirm the agenda for board meetings, and review the draft minutes of such meetings;</text:p>
      <text:p text:style-name="P5"><text:tab/><text:span text:style-name="T2">17.3.</text:span><text:tab/>manage board meetings to ensure that sufficient time is allowed for discussion of <text:tab/><text:tab/><text:tab/>complex or contentious issues;</text:p>
      <text:p text:style-name="P5"><text:tab/><text:span text:style-name="T2">17.4.</text:span><text:tab/>ensure that the performance of the board as a whole, the board sub-committees and the<text:line-break/><text:tab/><text:tab/>principal officer is reviewed and evaluated on a regular basis; and also to manage the<text:line-break/><text:tab/><text:tab/>performance of any board member or sub-committee that is not performing as required;</text:p>
      <text:p text:style-name="P5"><text:tab/><text:span text:style-name="T2">17.5.</text:span><text:tab/>meet regularly with the principal officer to monitor the operations of the fund;</text:p>
      <text:p text:style-name="P5"><text:tab/><text:span text:style-name="T2">17.6.</text:span><text:tab/>if required, act as spokesperson for the fund;</text:p>
      <text:p text:style-name="P5"><text:soft-page-break/><text:tab/><text:span text:style-name="T2">17.7.</text:span><text:tab/>proactively raise issues of concern, on behalf of the board, with the sponsor, the <text:tab/><text:tab/><text:tab/><text:tab/>employer, the administrator and other service providers.</text:p>
      <text:p text:style-name="P5"/>
      <text:p text:style-name="P2">THE PRINCIPAL OFFICER</text:p>
      <text:p text:style-name="P2"/>
      <text:p text:style-name="P5"><text:span text:style-name="T2">18. </text:span><text:tab/>The role of the principal officer is vital for the proper performance of the board. The principal <text:tab/>officer should not be the chairperson of the board and his or her duty to the fund overrides any <text:tab/>responsibilities or obligations arising from being in the employment of or remunerated by the <text:tab/>employer, the sponsor or any service provider. The principal officer's functions include -</text:p>
      <text:p text:style-name="P5"><text:tab/><text:span text:style-name="T2">18.1.</text:span><text:tab/>ensuring that decisions of the board are executed;</text:p>
      <text:p text:style-name="P5"><text:tab/><text:span text:style-name="T2">18.2.</text:span><text:tab/>ensuring that the fund complies with the formal requirements of the law, including <text:tab/><text:tab/><text:tab/>directives from the Registrar, SARS and any other relevant regulatory authority;</text:p>
      <text:p text:style-name="P5"><text:tab/><text:span text:style-name="T2">18.3.</text:span><text:tab/>liaising on behalf of the board with service providers to the fund, unless where there is <text:tab/><text:tab/><text:tab/>direct contact between the board and the service provider;</text:p>
      <text:p text:style-name="P5"><text:tab/><text:span text:style-name="T2">18.4.</text:span><text:tab/>contributing at board meetings even though, as principal officer, he or she does not have <text:line-break/><text:tab/><text:tab/>any vote in any decisions of the board if he/she is not a board member.</text:p>
      <text:p text:style-name="P5"/>
      <text:p text:style-name="P2">CONFLICTS OF INTEREST</text:p>
      <text:p text:style-name="P2"/>
      <text:p text:style-name="P5"><text:span text:style-name="T2">19.</text:span><text:tab/>The fiduciary duty owed by the board and the principal officer requires that they avoid conflicts <text:tab/>of interest. The following should be appreciated by the board and the principal officer in this <text:tab/>regard -</text:p>
      <text:p text:style-name="P5"><text:tab/><text:span text:style-name="T2">19.1.</text:span><text:tab/>the proper resolution by the board of any conflict of interest is necessary for promoting <text:tab/><text:tab/><text:tab/>the credibility of the governance of a fund; and enhances the trust of both members and<text:line-break/><text:tab/><text:tab/>beneficiaries and any stakeholders;</text:p>
      <text:p text:style-name="P5"><text:tab/><text:span text:style-name="T2">19.2.</text:span><text:tab/>the board should distinguish between conflicts of interest which may be structural,and<text:line-break/><text:tab/><text:tab/>therefore unavoidable, and those conflicts of interest which can be avoided or, if this <text:tab/><text:tab/><text:tab/>does not compromise the credibility of the governance arrangements, managed <text:tab/><text:tab/><text:tab/><text:tab/>appropriately;</text:p>
      <text:p text:style-name="P5"><text:tab/><text:span text:style-name="T2">19.3.</text:span><text:tab/>a structural conflict of interest may arise where a board member finds himself or herself <text:tab/><text:tab/><text:tab/>in a position in which his or her duties as board member conflict with his or her direct or <text:tab/><text:tab/>indirect personal financial interests or the financial interests of a stakeholder in the fund <text:tab/><text:tab/><text:tab/>(such as the employer or the sponsor), of which he or she is an employee or in which he <text:tab/><text:tab/><text:tab/>or she is a shareholder. In such circumstances the legislation is clear: the primary <text:tab/><text:tab/><text:tab/>obligation of a board member is to act in the best interests of the fund and the members <text:tab/><text:tab/><text:tab/>and beneficiaries. Where a board member finds himself/ herself in a structural conflict <text:tab/><text:tab/><text:tab/>of interest situation one should act without regard for one's personal interests or those of <text:tab/><text:tab/><text:tab/>the entity or persons through which he or she was appointed. This is to ensure one's <text:tab/><text:tab/><text:tab/>actions in such a situation may, as far as possible, be demonstrated to be no different, as <text:tab/><text:tab/><text:tab/>if the structural conflict did not exist;</text:p>
      <text:p text:style-name="P5"><text:soft-page-break/><text:tab/><text:span text:style-name="T2">19.4.</text:span><text:tab/>any conflict of interest other than a structural conflict should be avoided. The board <text:tab/><text:tab/><text:tab/>should ensure, not only in relation to conflicts of interest as amongst the members of the <text:tab/><text:tab/>board or the principal officer, but also in relation to any service provider to the fund, that <text:tab/><text:tab/>a conflict of interest is removed or, if this is not possible, resolved transparently and <text:tab/><text:tab/><text:tab/>defensibly. The mere disclosure of such a conflict of interest will rarely be an adequate <text:tab/><text:tab/><text:tab/>resolution of a conflict of interest;</text:p>
      <text:p text:style-name="P1"><text:tab/><text:span text:style-name="T2">19.5.</text:span><text:tab/>potential or perceived conflicts of interest are as serious as actual conflicts of interest;</text:p>
      <text:p text:style-name="P5"><text:tab/><text:span text:style-name="T2">19.6.</text:span><text:tab/>any conflict of interest situation should be fully recorded in the board minutes, which <text:tab/><text:tab/><text:tab/>should include details as to how the board has resolved the matter.</text:p>
      <text:p text:style-name="P5"><text:span text:style-name="T2">20.</text:span><text:tab/>Members of the board should be able to demonstrate their independence. Such independence is <text:tab/><text:tab/>essential also for the credibility of the governance arrangements, and is demonstrated by any <text:tab/><text:tab/>discretion of the board being exercised in a manner which is impartial, fully informed and not <text:tab/>influenced by inappropriate considerations. In particular the board should always consider what <text:tab/>is in the best interests of the members, and should appreciate that the duty of good faith owed by <text:tab/>the fund to the employer and the sponsor is subordinate to this requirement. In particular, the <text:tab/>board should appreciate that it is not responsible, where the fund is an umbrella fund, <text:tab/>preservation fund or a retirement annuity fund, for the viability of the business proposition of <text:tab/>the sponsor in respect of such a fund.</text:p>
      <text:p text:style-name="P5"><text:span text:style-name="T2">21.</text:span><text:tab/>Board members should respect the confidentiality of their functioning as a board and also the <text:tab/>information pertaining to the fund. In particular, no board member may disclose information <text:tab/>about the operations of the board or the fund unless authorised to do so by the board itself. <text:tab/>Board members generally, but specifically board members in the employment of the sponsor of <text:tab/>a fund, as well as independent board members, who may be members of various boards, need to <text:tab/>be vigilant with respect to confidentiality.</text:p>
      <text:p text:style-name="P5"><text:span text:style-name="T2">22.</text:span><text:tab/>Each board should have a code of conduct in which it outlines and confirms its duties and <text:tab/>obligations.</text:p>
      <text:p text:style-name="P5"><text:tab/>Every fund should also require of each board member that he or she completes an acceptance of <text:tab/>duties form and, at least annually or at such greater frequency as the board may require, a <text:tab/>declaration of interests. This should set out all financial and other interests as set out in the <text:tab/>fund's codes of good practice/ code of conduc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Times New         Roman" svg:font-family="'Times New         Roman', serif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Fourie</meta:initial-creator>
    <meta:creation-date>2012-07-18T14:32:44</meta:creation-date>
    <dc:date>2012-07-18T17:43:27</dc:date>
    <dc:creator>Steven Fourie</dc:creator>
    <meta:editing-duration>PT1H44M32S</meta:editing-duration>
    <meta:editing-cycles>11</meta:editing-cycles>
    <meta:generator>LibreOffice/3.5$Linux_X86_64 LibreOffice_project/350m1$Build-3</meta:generator>
    <meta:document-statistic meta:table-count="0" meta:image-count="0" meta:object-count="0" meta:page-count="3" meta:paragraph-count="36" meta:word-count="1299" meta:character-count="8025" meta:non-whitespace-character-count="6606"/>
  </office:meta>
</office:document-meta>
</file>